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F16" svg:font-family="F16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language="en" fo:country="US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5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language="en" fo:country="US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6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language="en" fo:country="US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3" style:family="paragraph" style:parent-style-name="Text_20_body">
      <style:paragraph-properties fo:margin-top="0cm" fo:margin-bottom="0cm" fo:line-height="100%"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fo:color="#000000" style:text-line-through-style="none" style:font-name="Times New Roman" fo:font-size="15pt" fo:language="en" fo:country="US" fo:font-style="normal" style:text-underline-style="none" fo:font-weight="bold" style:text-blinking="false" fo:background-color="transparent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6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Arimaa – CR13 : Wednesday, December, 10<text:span text:style-name="T1">th</text:span> </text:p>
      <text:p text:style-name="P5">Presents : Everyone, with<text:span text:style-name="T2"> and Christian Raymond</text:span></text:p>
      <text:h text:style-name="P1" text:outline-level="1">Order of business :</text:h>
      <text:list xml:id="list4558290133405173040" text:style-name="L1">
        <text:list-item>
          <text:p text:style-name="P7">Remarks about list of tasks</text:p>
        </text:list-item>
        <text:list-item>
          <text:p text:style-name="P7">What to do with CAF</text:p>
        </text:list-item>
        <text:list-item>
          <text:p text:style-name="P7">Writing rules</text:p>
        </text:list-item>
        <text:list-item>
          <text:p text:style-name="P7">Questions report parts</text:p>
        </text:list-item>
      </text:list>
      <text:p text:style-name="P3"/>
      <text:h text:style-name="P1" text:outline-level="1">Information :</text:h>
      <text:list xml:id="list8953546754275986494" text:style-name="L2">
        <text:list-item>
          <text:p text:style-name="P9">The tasks list has been filled, and the workload had been decided. Baptiste will do the final Gantt diagram and prepare another one for the planning oral presentation</text:p>
        </text:list-item>
        <text:list-item>
          <text:p text:style-name="P9">The deadlines have been schedule. Please look at it in the next section</text:p>
        </text:list-item>
        <text:list-item>
          <text:p text:style-name="P9"><text:span text:style-name="T3">Gabriel </text:span>(For the environment, replace hope by a better formulation, "We also hope to get some advice from Mr Garcia") - you're the only one. </text:p>
        </text:list-item>
        <text:list-item>
          <text:p text:style-name="P9"><text:span text:style-name="T3">Mikail </text:span>(For the introduction, reformulate avoiding going to deep into details) </text:p>
        </text:list-item>
        <text:list-item>
          <text:p text:style-name="P9"><text:span text:style-name="T3">Prateek </text:span>(For the Poker method, create a part Agile and a part Poker and reformulate the text, go deeper for the poker) </text:p>
        </text:list-item>
        <text:list-item>
          <text:p text:style-name="P9"><text:span text:style-name="T3">Baptiste</text:span> (For the gantt diagram : do the final diagram and push it) </text:p>
        </text:list-item>
        <text:list-item>
          <text:p text:style-name="P9"><text:span text:style-name="T3">Dan </text:span>(For the modules : add the CAF part) + reorganizing the plan</text:p>
        </text:list-item>
        <text:list-item>
          <text:p text:style-name="P9"><text:span text:style-name="T3">Benoit </text:span>(For the risks : add how to handle the risks) </text:p>
        </text:list-item>
        <text:list-item>
          <text:p text:style-name="P9">For CAF, we will test it first, and then if it doesn't feet, we will choose OpenMP, OpenAcc, and MPI</text:p>
        </text:list-item>
      </text:list>
      <text:p text:style-name="P8"/>
      <text:h text:style-name="P6" text:outline-level="1">Deadlines</text:h>
      <text:p text:style-name="P13"><text:span text:style-name="T4">Planning report</text:span><text:span text:style-name="T5"><text:line-break/>- Correct your text with Nikos notes<text:line-break/>- Deadline before teacher correction : Sunday 20.00<text:line-break/>- Then correction of the teacher, then new turn of corrections<text:line-break/>- Teacher Appointment Wednesday 17, 15.40 (Maybe use this time for oral)<text:line-break/>- Final deadline : Tuesday 16, 20.00<text:line-break/><text:line-break/></text:span><text:span text:style-name="T4">Planning oral and the oral of the project</text:span><text:span text:style-name="T5"><text:line-break/>- The planning oral follows this planning report plan, look at the plan in report3 to see your tasks<text:line-break/>- The oral of the project follows this specification report plan, look at the plan in report3 to see your tasks<text:line-break/>- prepare slides for both projects<text:line-break/>- prepare text associate with it, but don't put too much text on the slide =&gt; prefer pictures<text:line-break/>- Work on Microsoft Powerpoint online (Benjamin is still choking)<text:line-break/>- link planning oral : </text:span><text:bookmark text:name="OBJ_PREFIX_DWT42_com_zimbra_url"/><text:a xlink:type="simple" xlink:href="https://onedrive.live.com/redir?resid=E9D7C3D4AAA96A13%21759&amp;authkey=%21ADwlNXu_ke7Ol4k&amp;ithint=file%2Cpptx" office:target-frame-name="_blank" xlink:show="new" text:style-name="Internet_20_link" text:visited-style-name="Visited_20_Internet_20_Link">https://onedrive.live.com/redir?resid=E9D7C3D4AAA96A13!759&amp;authkey=!ADwlNXu_ke7Ol4k&amp;ithint=file%2cpptx</text:a><text:span text:style-name="T5"> <text:line-break/>- link specification oral :</text:span><text:bookmark text:name="OBJ_PREFIX_DWT43_com_zimbra_url"/><text:a xlink:type="simple" xlink:href="https://onedrive.live.com/redir?resid=E9D7C3D4AAA96A13%21764&amp;authkey=%21ANSQ4TsODCFN-B8&amp;ithint=file%2Cpptx" office:target-frame-name="_blank" xlink:show="new" text:style-name="Internet_20_link" text:visited-style-name="Visited_20_Internet_20_Link">https://onedrive.live.com/redir?resid=E9D7C3D4AAA96A13!764&amp;authkey=!ANSQ4TsODCFN-B8&amp;ithint=file%2cpptx</text:a><text:span text:style-name="T5"> <text:line-break/>- Deadline slides : Sunday 14, 20.00<text:line-break/>- Work meal : restaurant Monday 15, 12.50 </text:span>see what is wrong <text:span text:style-name="T5"><text:line-break/>- Team Appointment : Monday 15, 13.30 : oral presentation by ourselves<text:line-break/>- Correct slides and text<text:line-break/>- Teacher Appointment : Tuesday 16, 15.40 : oral presentation with teachers<text:line-break/>- Correct slides and text<text:line-break/>- Teacher Appointment : Thursday 18, 9.00 : last oral presentation with teachers </text:span></text:p>
      <text:h text:style-name="P1" text:outline-level="1"><text:soft-page-break/>Next meeting : 12/17</text:h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F16" svg:font-family="F16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2-11T01:16:07.39</dc:date>
    <dc:creator>Dan </dc:creator>
    <meta:editing-duration>P1DT9H28M58S</meta:editing-duration>
    <meta:editing-cycles>683</meta:editing-cycles>
    <meta:generator>OpenOffice/4.1.1$Win32 OpenOffice.org_project/411m6$Build-9775</meta:generator>
    <meta:document-statistic meta:table-count="0" meta:image-count="0" meta:object-count="0" meta:page-count="2" meta:paragraph-count="20" meta:word-count="416" meta:character-count="2482"/>
  </office:meta>
</office:document-meta>
</file>